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9413e" officeooo:paragraph-rsid="0009413e"/>
    </style:style>
    <style:style style:name="P2" style:family="paragraph" style:parent-style-name="Standard">
      <style:paragraph-properties fo:text-align="center" style:justify-single-word="false"/>
      <style:text-properties fo:font-size="14pt" officeooo:rsid="0009413e" officeooo:paragraph-rsid="0009413e" style:font-size-asian="14pt" style:font-size-complex="14pt"/>
    </style:style>
    <style:style style:name="P3" style:family="paragraph" style:parent-style-name="Standard">
      <style:text-properties fo:font-size="14pt" officeooo:rsid="0009413e" officeooo:paragraph-rsid="0009413e" style:font-size-asian="14pt" style:font-size-complex="14pt"/>
    </style:style>
    <style:style style:name="P4" style:family="paragraph" style:parent-style-name="Standard" style:list-style-name="L1">
      <style:text-properties officeooo:rsid="0009413e" officeooo:paragraph-rsid="0009413e"/>
    </style:style>
    <style:style style:name="P5" style:family="paragraph" style:parent-style-name="Standard" style:list-style-name="L2">
      <style:text-properties officeooo:rsid="0009413e" officeooo:paragraph-rsid="0009413e"/>
    </style:style>
    <style:style style:name="P6" style:family="paragraph" style:parent-style-name="Standard">
      <style:text-properties officeooo:rsid="0009413e" officeooo:paragraph-rsid="0009413e"/>
    </style:style>
    <style:style style:name="P7" style:family="paragraph" style:parent-style-name="Standard" style:list-style-name="L3">
      <style:text-properties officeooo:rsid="000afde7" officeooo:paragraph-rsid="000afde7"/>
    </style:style>
    <style:style style:name="P8" style:family="paragraph" style:parent-style-name="Standard" style:list-style-name="L3">
      <style:text-properties officeooo:rsid="000c9e2e" officeooo:paragraph-rsid="000c9e2e"/>
    </style:style>
    <style:style style:name="P9" style:family="paragraph" style:parent-style-name="Standard" style:list-style-name="L3">
      <style:text-properties officeooo:rsid="000e401a" officeooo:paragraph-rsid="000e401a"/>
    </style:style>
    <style:style style:name="P10" style:family="paragraph" style:parent-style-name="Standard" style:list-style-name="L3">
      <style:text-properties officeooo:rsid="001003c0" officeooo:paragraph-rsid="001003c0"/>
    </style:style>
    <style:style style:name="P11" style:family="paragraph" style:parent-style-name="Standard" style:list-style-name="L4">
      <style:text-properties fo:font-size="12pt" officeooo:rsid="0009413e" officeooo:paragraph-rsid="0009413e" style:font-size-asian="12pt" style:font-size-complex="12pt"/>
    </style:style>
    <style:style style:name="P12" style:family="paragraph" style:parent-style-name="Standard" style:list-style-name="L4">
      <style:text-properties fo:font-size="12pt" officeooo:rsid="0011e0b6" officeooo:paragraph-rsid="0011e0b6" style:font-size-asian="12pt" style:font-size-complex="12pt"/>
    </style:style>
    <style:style style:name="P13" style:family="paragraph" style:parent-style-name="Standard">
      <style:paragraph-properties fo:text-align="center" style:justify-single-word="false"/>
      <style:text-properties fo:font-size="14pt" officeooo:rsid="0011e0b6" officeooo:paragraph-rsid="0011e0b6" style:font-size-asian="14pt" style:font-size-complex="14pt"/>
    </style:style>
    <style:style style:name="T1" style:family="text">
      <style:text-properties fo:font-weight="bold" style:font-weight-asian="bold" style:font-weight-complex="bold"/>
    </style:style>
    <style:style style:name="T2" style:family="text">
      <style:text-properties officeooo:rsid="000afde7"/>
    </style:style>
    <style:style style:name="T3" style:family="text">
      <style:text-properties officeooo:rsid="000c9e2e"/>
    </style:style>
    <style:style style:name="T4" style:family="text">
      <style:text-properties officeooo:rsid="0011e0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usion Detection System (IDS) - US 7,603,711 B2</text:p>
      <text:p text:style-name="P1"/>
      <text:p text:style-name="P1"><text:tab/>Neste primeiro artigo, vemos uma patente americana de um tipo de sistema de detecção de intrusos. O autor explica um IDS convencional, um monitor de hospedeiros que alerta e filtra ataques direcionados à rede e aos sistemas.</text:p>
      <text:p text:style-name="P1"><text:tab/>O problema da rede de computadores é conectar-se à rede externa e manter-se livre de ameaças. Um tipo de proteção contra ameaças externas são os sistemas de firewall, eles controlam o tráfego que entra e sai baseado em uma política pré-definida. Um erro comumente cometido é achar que o sistema de firewall é suficiente para proteger um sistema, pelo contrário, ele só um componente de um modelo de segurança efetivo, modelo o qual possui as seguintes camadas:</text:p>
      <text:p text:style-name="P1"/>
      <text:list xml:id="list5282659129725955867" text:style-name="L1">
        <text:list-item>
          <text:p text:style-name="P4">Política de segurança da organização;</text:p>
        </text:list-item>
        <text:list-item>
          <text:p text:style-name="P4">Sistema de segurança de hospedeiro;</text:p>
        </text:list-item>
        <text:list-item>
          <text:p text:style-name="P4">Auditoria;</text:p>
        </text:list-item>
        <text:list-item>
          <text:p text:style-name="P4">Segurança de roteador;</text:p>
        </text:list-item>
        <text:list-item>
          <text:p text:style-name="P4">Firewalls;</text:p>
        </text:list-item>
        <text:list-item>
          <text:p text:style-name="P4">Sistema de detecção de intrusão (IDS);</text:p>
        </text:list-item>
        <text:list-item>
          <text:p text:style-name="P4">Plano de resposta à incidentes.</text:p>
        </text:list-item>
      </text:list>
      <text:p text:style-name="P1"><text:tab/></text:p>
      <text:p text:style-name="P1"><text:tab/>Múltiplas camadas em um modelo de segurança é importante, pois a falha de alguma delas em algum processo não compromete os dados da organização. Além disso, sua inter-dependência facilita o processo, como, por exemplo, alertas do IDS podem acionar o plano de resposta à incidentes.</text:p>
      <text:p text:style-name="P1"><text:tab/>IDS seguem a premissa de que cada recurso de rede e usuário desenvolve um padrão de utilização normal. Apesar de anomalias na utilização da rede às vezes surgirem, elas devem ter um motivo que pode ser explicado. Qualquer anomalia que não possa ser explicada deve ser tratada como ameaça e deve ser investigada.</text:p>
      <text:p text:style-name="P1"/>
      <text:p text:style-name="P1"><text:tab/>Uma IDS típica consiste dos seguintes componentes:</text:p>
      <text:list xml:id="list3343686427134374070" text:style-name="L2">
        <text:list-item>
          <text:p text:style-name="P5">Um componente de construção de algorítmo define regras sobre quais usuários da rede devem estar operando;</text:p>
        </text:list-item>
        <text:list-item>
          <text:p text:style-name="P5">Uma aplicação de geração de log grava a utilização da rede;</text:p>
        </text:list-item>
        <text:list-item>
          <text:p text:style-name="P5">Uma ferramenta automatizada revisa, cataloga e pesquisa logs;</text:p>
        </text:list-item>
        <text:list-item>
          <text:p text:style-name="P5">Uma interface permite ao administrador gerenciar os componentes do IDS;</text:p>
          <text:list>
            <text:list-header>
              <text:p text:style-name="P5"/>
            </text:list-header>
          </text:list>
        </text:list-item>
      </text:list>
      <text:p text:style-name="P1"><text:tab/>Utilizando a interface de configuração interna do IDS, o administrador da rede deve criar regras de utilização da rede para os diferentes tipos de usuários. Regras são baseadas em uma variedades de teorias: <text:span text:style-name="T1">Threshold barriers</text:span> - eventos específicos, gerando triggers, como utilização de banda (pode ser um DoS); <text:span text:style-name="T1">Profiling</text:span> - atividade dos usuários é gravada e analisada de forma estatística, caso haja uma mudança de comportamento, deve ser investigado; <text:span text:style-name="T1">Known Attack Signatures</text:span> – Cabeçalhos TCP previamente conhecidos, inválidos, ou scans em servidores.</text:p>
      <text:p text:style-name="P1"><text:tab/>A ideia é criar, além das que já vêm por padrão, resposta automatizadas contra cada incidente. Alertas e flags para administradores, suspensão automática de privilégios, notificações automáticas e, obviamente, notação especificada nos logs.</text:p>
      <text:p text:style-name="P1"><text:tab/><text:span text:style-name="T2">Apesar de IDS serem relativamente simples de utilizar, elas têm suas desvantagens:</text:span></text:p>
      <text:list xml:id="list7196503073542749423" text:style-name="L3">
        <text:list-item>
          <text:p text:style-name="P7">Variações: <text:span text:style-name="T3">Assinaturas são reconhecidas de acordo com as vulnerabilidades expostas na internet, como na OWASP, por exemplo. Além disso, para que a detecção ocorra, devem apresentar um nível alto de verossimilhança para que não haja bloqueio de tráfego válido, porém "exploit codes" podem facilmente serem alterados, para que possam 'driblar' esses filtros.</text:span></text:p>
        </text:list-item>
        <text:list-item>
          <text:p text:style-name="P8">Falsos negativos: Detectando ataques que não sejam por assinaturas conhecidas. Isso leva ao outro conceito de falso negativo onde um IDS não gera alertas quando uma <text:soft-page-break/>intrusão está realmente acontecendo.</text:p>
        </text:list-item>
        <text:list-item>
          <text:p text:style-name="P9">Data overload: Um aspecto importante a se levar em consideração é a grandeza do tráfego que será analisado, dependendo do tamanho da rede e suas aplicações, logs podem crescer desproporcionalmente ao suportado.</text:p>
        </text:list-item>
        <text:list-item>
          <text:p text:style-name="P10">Recursos do sistema: Deve ser levado em consideração que o ambiente de armazenamento de log será grande e espaçoso, portanto deve ser provisionado um ambiente que suporte essa demanda.</text:p>
        </text:list-item>
        <text:list-item>
          <text:p text:style-name="P10">Recursos humanos: Mesmo com ferramentas automatizadas, ainda é necessário recursos humanos para gerenciar os equipamentos, regras e alertas do IDS.</text:p>
        </text:list-item>
      </text:list>
      <text:p text:style-name="P1"/>
      <text:p text:style-name="P1"/>
      <text:p text:style-name="P13">Intrusion Prevention System (IPS)</text:p>
      <text:p text:style-name="P1"/>
      <text:p text:style-name="P1"><text:tab/><text:span text:style-name="T4">Novos estudos estão caminhando em direção a novos sistemas de proteção que ofereçam funcionalidades avançadas de prevenham ataques de acontecerem. O artigo descreve como um IPS funciona, suas vantagens e desvantagens e diferenças entre sistemas de detecçção e sistemas de prevenção.</text:span></text:p>
      <text:p text:style-name="P1"/>
      <text:p text:style-name="P1"/>
      <text:p text:style-name="P1"/>
      <text:p text:style-name="P1"/>
      <text:p text:style-name="P1"/>
      <text:p text:style-name="P1"/>
      <text:p text:style-name="P1"/>
      <text:p text:style-name="P1"/>
      <text:p text:style-name="P3">Referências:</text:p>
      <text:list xml:id="list6317386249414588899" text:style-name="L4">
        <text:list-item>
          <text:p text:style-name="P11"><text:a xlink:type="simple" xlink:href="https://patents.google.com/patent/US7603711B2/en" text:style-name="Internet_20_link" text:visited-style-name="Visited_20_Internet_20_Link">https://patents.google.com/patent/US7603711B2/en</text:a></text:p>
        </text:list-item>
        <text:list-item>
          <text:p text:style-name="P12">https://www.researchgate.net/profile/Hebah_H_O_Nasereddin/publication/281120779_INTRUSION_PREVENTION_SYSTEM/links/55d7892608ae9d65948d946f/INTRUSION-PREVENTION-SYSTEM.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6S</meta:editing-duration>
    <meta:editing-cycles>6</meta:editing-cycles>
    <meta:generator>LibreOffice/5.2.6.2$Windows_x86 LibreOffice_project/a3100ed2409ebf1c212f5048fbe377c281438fdc</meta:generator>
    <dc:date>2018-11-27T15:16:30.609000000</dc:date>
    <meta:document-statistic meta:table-count="0" meta:image-count="0" meta:object-count="0" meta:page-count="2" meta:paragraph-count="32" meta:word-count="654" meta:character-count="4407" meta:non-whitespace-character-count="3791"/>
    <meta:user-defined meta:name="Info 1"/>
    <meta:user-defined meta:name="Info 2"/>
    <meta:user-defined meta:name="Info 3"/>
    <meta:user-defined meta:name="Info 4"/>
  </office:meta>
</office:document-meta>
</file>